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AH</text:p>
          </table:table-cell>
          <table:table-cell office:value-type="string">
            <text:p>BH</text:p>
          </table:table-cell>
          <table:table-cell office:value-type="string">
            <text:p>ARe</text:p>
          </table:table-cell>
          <table:table-cell office:value-type="string">
            <text:p>Avel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2">
            <text:p>0.0002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rall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25">
            <text:p>0.0002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arall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3">
            <text:p>0.000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ri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4">
            <text:p>0.000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ri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002">
            <text:p>-0.000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q-Pu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MacOSX_x86 LibreOffice_project/84102822e3d61eb989ddd325abf1ac077904985</meta:generator>
    <meta:document-statistic meta:table-count="1" meta:cell-count="36" meta:object-count="0"/>
  </office:meta>
</office:document-meta>
</file>